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Raleway" svg:font-family="Raleway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75c" officeooo:paragraph-rsid="0005275c"/>
    </style:style>
    <style:style style:name="P2" style:family="paragraph" style:parent-style-name="Standard">
      <style:paragraph-properties fo:text-align="start" style:justify-single-word="false"/>
      <style:text-properties officeooo:rsid="0005275c" officeooo:paragraph-rsid="0005275c"/>
    </style:style>
    <style:style style:name="P3" style:family="paragraph" style:parent-style-name="Standard">
      <style:paragraph-properties fo:text-align="start" style:justify-single-word="false"/>
      <style:text-properties officeooo:paragraph-rsid="0005275c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line-height="100%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Liberation Serif" fo:font-size="12pt" officeooo:paragraph-rsid="0005275c" style:font-size-asian="12pt" style:font-size-complex="12pt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</style:style>
    <style:style style:name="P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officeooo:paragraph-rsid="0005275c"/>
    </style:style>
    <style:style style:name="P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officeooo:rsid="0005275c" officeooo:paragraph-rsid="0005275c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color="#000000" style:font-name="Liberation Serif" fo:font-size="12pt" officeooo:paragraph-rsid="0005275c" style:font-size-asian="12pt" style:font-size-complex="12pt"/>
    </style:style>
    <style:style style:name="T1" style:family="text">
      <style:text-properties officeooo:rsid="0005275c"/>
    </style:style>
    <style:style style:name="T2" style:family="text">
      <style:text-properties fo:color="#000000" officeooo:rsid="0005275c"/>
    </style:style>
    <style:style style:name="T3" style:family="text">
      <style:text-properties fo:font-variant="normal" fo:text-transform="none" fo:color="#000000" style:font-name="inherit" fo:font-size="1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inheri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Raleway" fo:font-size="15pt" fo:letter-spacing="normal" fo:font-style="normal" fo:font-weight="normal"/>
    </style:style>
    <style:style style:name="T7" style:family="text">
      <style:text-properties fo:font-variant="normal" fo:text-transform="none" fo:color="#000000" style:font-name="Raleway" fo:font-size="1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style:font-name="Raleway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Raleway" fo:font-size="12pt" fo:letter-spacing="normal" fo:font-style="normal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Raleway" fo:letter-spacing="normal" fo:font-style="normal" fo:font-weight="normal"/>
    </style:style>
    <style:style style:name="T11" style:family="text">
      <style:text-properties fo:font-variant="normal" fo:text-transform="none" fo:color="#000000" style:font-name="Raleway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05275c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5275c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05275c"/>
    </style:style>
    <style:style style:name="T2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fo:font-size="12pt" fo:letter-spacing="normal" fo:font-style="normal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000000" fo:font-size="12pt" fo:letter-spacing="normal" fo:font-style="normal" fo:font-weight="normal" officeooo:rsid="0005275c" style:font-size-asian="12pt" style:font-size-complex="12pt"/>
    </style:style>
    <style:style style:name="T28" style:family="text">
      <style:text-properties fo:font-variant="normal" fo:text-transform="none" fo:color="#000000" style:text-line-through-style="solid" style:text-line-through-type="single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5275c" style:text-blinking="false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text-blinking="false" style:font-size-asian="12pt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font-weight-asian="normal" style:font-weight-complex="normal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fo:letter-spacing="normal" fo:font-style="normal" fo:font-weight="normal" officeooo:rsid="0005275c"/>
    </style:style>
    <style:style style:name="T37" style:family="text">
      <style:text-properties fo:font-variant="normal" fo:text-transform="none" fo:color="#202122" style:font-name="sans-serif" fo:font-size="10.5pt" fo:letter-spacing="normal" fo:font-style="normal" fo:font-weight="bold" style:font-size-asian="12pt" style:font-size-complex="12pt"/>
    </style:style>
    <style:style style:name="T38" style:family="text">
      <style:text-properties fo:font-variant="normal" fo:text-transform="none" fo:color="#202122" style:font-name="sans-serif" fo:font-size="10.5pt" fo:letter-spacing="normal" fo:font-style="normal" fo:font-weight="bold" officeooo:rsid="0005275c" style:font-size-asian="12pt" style:font-size-complex="12pt"/>
    </style:style>
    <style:style style:name="T39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40" style:family="text">
      <style:text-properties fo:font-variant="normal" fo:text-transform="none" fo:color="#202122" style:font-name="sans-serif" fo:font-size="10.5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202122" style:font-name="sans-serif" fo:font-size="10.5pt" fo:letter-spacing="normal" fo:font-style="normal" fo:font-weight="normal" officeooo:rsid="0005275c" style:font-size-asian="12pt" style:font-size-complex="12pt"/>
    </style:style>
    <style:style style:name="T42" style:family="text">
      <style:text-properties fo:font-variant="normal" fo:text-transform="none" fo:color="#202122" style:font-name="sans-serif" fo:font-size="9pt" fo:letter-spacing="normal" fo:font-style="normal" fo:font-weight="normal" fo:background-color="#f8f9fa" loext:char-shading-value="0" loext:padding="0cm" loext:border="none"/>
    </style:style>
    <style:style style:name="T43" style:family="text">
      <style:text-properties fo:font-variant="normal" fo:text-transform="none" fo:color="#202122" style:font-name="sans-serif" fo:letter-spacing="normal" fo:font-style="normal" fo:font-weight="bold"/>
    </style:style>
    <style:style style:name="T44" style:family="text">
      <style:text-properties fo:font-variant="normal" fo:text-transform="none" fo:color="#202122" style:font-name="sans-serif" fo:letter-spacing="normal" fo:font-style="normal" fo:font-weight="bold" officeooo:rsid="0005275c"/>
    </style:style>
    <style:style style:name="T45" style:family="text">
      <style:text-properties fo:font-variant="normal" fo:text-transform="none" fo:color="#202122" style:font-name="sans-serif" fo:letter-spacing="normal" fo:font-style="normal" fo:font-weight="normal"/>
    </style:style>
    <style:style style:name="T46" style:family="text">
      <style:text-properties fo:font-variant="normal" fo:text-transform="none" fo:color="#202122" style:font-name="sans-serif" fo:letter-spacing="normal" fo:font-style="normal" fo:font-weight="normal" officeooo:rsid="0005275c"/>
    </style:style>
    <style:style style:name="T47" style:family="text">
      <style:text-properties fo:font-variant="normal" fo:text-transform="none" fo:color="#202122" style:font-name="sans-serif" fo:letter-spacing="normal" fo:font-style="normal" fo:font-weight="normal" fo:background-color="#f8f9fa" loext:char-shading-value="0" loext:padding="0cm" loext:border="none"/>
    </style:style>
    <style:style style:name="T48" style:family="text">
      <style:text-properties fo:font-variant="normal" fo:text-transform="none" fo:color="#202122" style:font-name="sans-serif" fo:font-size="12pt" fo:letter-spacing="normal" fo:font-style="normal" fo:font-weight="bold" style:font-size-asian="12pt" style:font-size-complex="12pt"/>
    </style:style>
    <style:style style:name="T49" style:family="text">
      <style:text-properties fo:font-variant="normal" fo:text-transform="none" fo:color="#202122" style:font-name="sans-serif" fo:font-size="12pt" fo:letter-spacing="normal" fo:font-style="normal" fo:font-weight="bold" officeooo:rsid="0005275c" style:font-size-asian="12pt" style:font-size-complex="12pt"/>
    </style:style>
    <style:style style:name="T50" style:family="text">
      <style:text-properties fo:font-variant="normal" fo:text-transform="none" fo:color="#202122" style:font-name="sans-serif" fo:font-size="12pt" fo:letter-spacing="normal" fo:font-style="normal" fo:font-weight="normal" style:font-size-asian="12pt" style:font-size-complex="12pt"/>
    </style:style>
    <style:style style:name="T51" style:family="text">
      <style:text-properties fo:font-variant="normal" fo:text-transform="none" fo:color="#202122" style:font-name="sans-serif" fo:font-size="12pt" fo:letter-spacing="normal" fo:font-style="normal" fo:font-weight="normal" officeooo:rsid="0005275c" style:font-size-asian="12pt" style:font-size-complex="12pt"/>
    </style:style>
    <style:style style:name="T52" style:family="text">
      <style:text-properties fo:font-variant="normal" fo:text-transform="none" fo:color="#202122" style:font-name="sans-serif" fo:font-size="12pt" fo:letter-spacing="normal" fo:font-style="normal" fo:font-weight="normal" fo:background-color="#f8f9fa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fo:color="#202122" fo:font-size="12pt" fo:letter-spacing="normal" fo:font-style="normal" fo:font-weight="bold" style:font-size-asian="12pt" style:font-size-complex="12pt"/>
    </style:style>
    <style:style style:name="T54" style:family="text">
      <style:text-properties fo:font-variant="normal" fo:text-transform="none" fo:color="#202122" fo:font-size="12pt" fo:letter-spacing="normal" fo:font-style="normal" fo:font-weight="bold" officeooo:rsid="0005275c" style:font-size-asian="12pt" style:font-size-complex="12pt"/>
    </style:style>
    <style:style style:name="T55" style:family="text">
      <style:text-properties fo:font-variant="normal" fo:text-transform="none" fo:color="#202122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202122" fo:font-size="12pt" fo:letter-spacing="normal" fo:font-style="normal" fo:font-weight="normal" officeooo:rsid="0005275c" style:font-size-asian="12pt" style:font-size-complex="12pt"/>
    </style:style>
    <style:style style:name="T57" style:family="text">
      <style:text-properties fo:font-variant="normal" fo:text-transform="none" fo:color="#202122" fo:font-size="12pt" fo:letter-spacing="normal" fo:font-style="normal" fo:font-weight="normal" fo:background-color="#f8f9fa" loext:char-shading-value="0" style:font-size-asian="12pt" style:font-size-complex="12pt" loext:padding="0cm" loext:border="none"/>
    </style:style>
    <style:style style:name="T58" style:family="text">
      <style:text-properties fo:font-variant="normal" fo:text-transform="none" fo:color="#202122" style:font-name="Liberation Serif" fo:font-size="12pt" fo:letter-spacing="normal" fo:font-style="normal" fo:font-weight="bold" style:font-size-asian="12pt" style:font-size-complex="12pt"/>
    </style:style>
    <style:style style:name="T59" style:family="text">
      <style:text-properties fo:font-variant="normal" fo:text-transform="none" fo:color="#202122" style:font-name="Liberation Serif" fo:font-size="12pt" fo:letter-spacing="normal" fo:font-style="normal" fo:font-weight="bold" officeooo:rsid="0005275c" style:font-size-asian="12pt" style:font-size-complex="12pt"/>
    </style:style>
    <style:style style:name="T60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202122" style:font-name="Liberation Serif" fo:font-size="12pt" fo:letter-spacing="normal" fo:font-style="normal" fo:font-weight="normal" officeooo:rsid="0005275c" style:font-size-asian="12pt" style:font-size-complex="12pt"/>
    </style:style>
    <style:style style:name="T62" style:family="text">
      <style:text-properties fo:font-variant="normal" fo:text-transform="none" fo:color="#202122" style:font-name="Liberation Serif" fo:font-size="12pt" fo:letter-spacing="normal" fo:font-style="normal" fo:font-weight="normal" fo:background-color="#f8f9fa" loext:char-shading-value="0" style:font-size-asian="12pt" style:font-size-complex="12pt" loext:padding="0cm" loext:border="none"/>
    </style:style>
    <style:style style:name="T63" style:family="text">
      <style:text-properties fo:font-variant="normal" fo:text-transform="none" fo:color="#202122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64" style:family="text">
      <style:text-properties fo:font-variant="normal" fo:text-transform="none" fo:color="#202122" style:font-name="Liberation Serif" fo:font-size="12pt" fo:letter-spacing="normal" fo:font-style="normal" style:text-underline-style="none" fo:font-weight="normal" style:font-size-asian="12pt" style:font-size-complex="12pt"/>
    </style:style>
    <style:style style:name="T65" style:family="text">
      <style:text-properties fo:font-variant="normal" fo:text-transform="none" fo:color="#202122" fo:letter-spacing="normal" fo:font-style="normal" fo:font-weight="normal"/>
    </style:style>
    <style:style style:name="T66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67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officeooo:rsid="0005275c" style:text-blinking="false" style:font-size-asian="12pt" style:font-size-complex="12pt"/>
    </style:style>
    <style:style style:name="T6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6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style:font-size-asian="12pt" style:font-size-complex="12pt"/>
    </style:style>
    <style:style style:name="T7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05275c" style:text-blinking="false" style:font-size-asian="12pt" style:font-size-complex="12pt"/>
    </style:style>
    <style:style style:name="T7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72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73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74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officeooo:rsid="0005275c" style:text-blinking="false"/>
    </style:style>
    <style:style style:name="T75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76" style:family="text">
      <style:text-properties fo:font-variant="normal" fo:text-transform="none" fo:color="#0b0080" style:text-line-through-style="none" style:text-line-through-type="none" style:font-name="sans-serif" fo:letter-spacing="normal" fo:font-style="italic" style:text-underline-style="none" fo:font-weight="normal" style:text-blinking="false"/>
    </style:style>
    <style:style style:name="T77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78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officeooo:rsid="0005275c" style:text-blinking="false" style:font-size-asian="12pt" style:font-size-complex="12pt"/>
    </style:style>
    <style:style style:name="T79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8f9fa" loext:char-shading-value="0" style:font-size-asian="12pt" style:font-size-complex="12pt" loext:padding="0cm" loext:border="none"/>
    </style:style>
    <style:style style:name="T80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style:text-blinking="false" style:font-size-asian="12pt" style:font-size-complex="12pt"/>
    </style:style>
    <style:style style:name="T81" style:family="text">
      <style:text-properties fo:font-variant="normal" fo:text-transform="none" fo:color="#0b008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82" style:family="text">
      <style:text-properties fo:font-variant="normal" fo:text-transform="none" fo:color="#0b0080" style:text-line-through-style="none" style:text-line-through-type="none" fo:font-size="12pt" fo:letter-spacing="normal" fo:font-style="normal" style:text-underline-style="none" fo:font-weight="normal" officeooo:rsid="0005275c" style:text-blinking="false" style:font-size-asian="12pt" style:font-size-complex="12pt"/>
    </style:style>
    <style:style style:name="T83" style:family="text">
      <style:text-properties fo:font-variant="normal" fo:text-transform="none" fo:color="#0b0080" style:text-line-through-style="none" style:text-line-through-type="none" fo:font-size="12pt" fo:letter-spacing="normal" fo:font-style="normal" style:text-underline-style="none" fo:font-weight="normal" style:text-blinking="false" fo:background-color="#f8f9fa" loext:char-shading-value="0" style:font-size-asian="12pt" style:font-size-complex="12pt" loext:padding="0cm" loext:border="none"/>
    </style:style>
    <style:style style:name="T84" style:family="text">
      <style:text-properties fo:font-variant="normal" fo:text-transform="none" fo:color="#0b0080" style:text-line-through-style="none" style:text-line-through-type="none" fo:font-size="12pt" fo:letter-spacing="normal" fo:font-style="italic" style:text-underline-style="none" fo:font-weight="normal" style:text-blinking="false" style:font-size-asian="12pt" style:font-size-complex="12pt"/>
    </style:style>
    <style:style style:name="T85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86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officeooo:rsid="0005275c" style:text-blinking="false" style:font-size-asian="12pt" style:font-size-complex="12pt"/>
    </style:style>
    <style:style style:name="T87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8f9fa" loext:char-shading-value="0" style:font-size-asian="12pt" style:font-size-complex="12pt" loext:padding="0cm" loext:border="none"/>
    </style:style>
    <style:style style:name="T88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italic" style:text-underline-style="none" fo:font-weight="normal" style:text-blinking="false" style:font-size-asian="12pt" style:font-size-complex="12pt"/>
    </style:style>
    <style:style style:name="T89" style:family="text">
      <style:text-properties fo:font-variant="normal" fo:text-transform="none" fo:color="#0b0080" style:font-name="sans-serif" fo:font-size="10.5pt" fo:letter-spacing="normal" fo:font-style="normal" style:text-underline-style="solid" style:text-underline-width="auto" style:text-underline-color="font-color" fo:font-weight="normal"/>
    </style:style>
    <style:style style:name="T90" style:family="text">
      <style:text-properties fo:font-variant="normal" fo:text-transform="none" fo:color="#0b0080" style:font-name="sans-serif" fo:letter-spacing="normal" fo:font-style="normal" style:text-underline-style="solid" style:text-underline-width="auto" style:text-underline-color="font-color" fo:font-weight="normal"/>
    </style:style>
    <style:style style:name="T91" style:family="text">
      <style:text-properties fo:font-variant="normal" fo:text-transform="none" fo:color="#0b0080" style:font-name="sans-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92" style:family="text">
      <style:text-properties fo:font-variant="normal" fo:text-transform="none" fo:color="#0b0080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93" style:family="text">
      <style:text-properties fo:font-variant="normal" fo:text-transform="none" fo:color="#0b008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94" style:family="text">
      <style:text-properties fo:font-variant="normal" fo:text-transform="none" fo:color="#0b0080" style:font-name="Liberation Serif" fo:font-size="12pt" fo:letter-spacing="normal" fo:font-style="normal" style:text-underline-style="none" fo:font-weight="normal" style:font-size-asian="12pt" style:font-size-complex="12pt"/>
    </style:style>
    <style:style style:name="T95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96" style:family="text">
      <style:text-properties fo:font-variant="normal" fo:text-transform="none" fo:color="#a55858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97" style:family="text">
      <style:text-properties fo:font-variant="normal" fo:text-transform="none" fo:color="#a55858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98" style:family="text">
      <style:text-properties fo:font-variant="normal" fo:text-transform="none" fo:color="#a55858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/>
    </style:style>
    <style:style style:name="T99" style:family="text">
      <style:text-properties fo:font-variant="normal" fo:text-transform="none" fo:color="#a55858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0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01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02" style:family="text">
      <style:text-properties fo:font-variant="normal" fo:text-transform="none" style:font-name="Liberation Serif" fo:font-size="12pt" fo:letter-spacing="normal" fo:font-style="normal" fo:font-weight="normal" officeooo:rsid="0005275c" style:font-size-asian="12pt" style:font-size-complex="12pt"/>
    </style:style>
    <style:style style:name="T103" style:family="text">
      <style:text-properties fo:font-variant="normal" fo:text-transform="none" style:font-name="Liberation Serif" fo:font-size="12pt" fo:letter-spacing="normal" fo:font-style="normal" style:text-underline-style="none" fo:font-weight="normal" style:font-size-asian="12pt" style:font-size-complex="12pt"/>
    </style:style>
    <style:style style:name="T104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T105" style:family="text">
      <style:text-properties fo:font-variant="normal" fo:text-transform="none" style:font-name="Liberation Serif" fo:font-size="12pt" fo:letter-spacing="normal" fo:font-style="normal" fo:font-weight="bold" officeooo:rsid="0005275c" style:font-size-asian="12pt" style:font-size-complex="12pt"/>
    </style:style>
    <style:style style:name="T106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107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08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05275c" style:text-blinking="false" style:font-size-asian="12pt" style:font-size-complex="12pt"/>
    </style:style>
    <style:style style:name="T109" style:family="text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none" fo:font-weight="normal" style:text-blinking="false" style:font-size-asian="12pt" style:font-size-complex="12pt"/>
    </style:style>
    <style:style style:name="T110" style:family="text">
      <style:text-properties fo:font-variant="normal" fo:text-transform="none" fo:letter-spacing="normal" fo:font-style="normal" fo:font-weight="normal"/>
    </style:style>
    <style:style style:name="T111" style:family="text">
      <style:text-properties fo:font-variant="normal" fo:text-transform="none" fo:letter-spacing="normal" fo:font-style="normal" fo:font-weight="normal" officeooo:rsid="000527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artes.</text:p>
      <text:p text:style-name="P1"/>
      <text:p text:style-name="P1"/>
      <text:p text:style-name="P3"><text:span text:style-name="T1">1</text:span><text:span text:style-name="T2">-</text:span><text:span text:style-name="Strong_20_Emphasis"><text:span text:style-name="T13">Anita Malfatti, pintora brasileira</text:span></text:span><text:span text:style-name="T12">, nasceu em 2 de dezembro de 1889, em São Paulo. Aprendeu a pintar com a mãe. No entanto, a artista estudou, em 1914, na Academia Imperial de Belas Artes, na Alemanha, e, em 1915 e 1916, na Arts Students League of New York e na Independent School of Art, nos Estados Unidos. </text:span><text:span text:style-name="Strong_20_Emphasis"><text:span text:style-name="T13">Sua primeira exposição individual ocorreu em 1914, em São Paulo,</text:span></text:span><text:span text:style-name="T12"> mas a de 1917 é a mais famosa, devido à sua importância para o modernismo brasileiro.</text:span></text:p>
      <text:p text:style-name="P7"><text:span text:style-name="T12">A artista</text:span><text:span text:style-name="Strong_20_Emphasis"><text:span text:style-name="T13"> participou da Semana de Arte Moderna de 1922</text:span></text:span><text:span text:style-name="T12">, evento artístico em comemoração ao centenário da</text:span><text:span text:style-name="T15"> </text:span><text:a xlink:type="simple" xlink:href="https://brasilescola.uol.com.br/historiab/independencia-brasil.htm" text:style-name="Internet_20_link" text:visited-style-name="Visited_20_Internet_20_Link">i</text:a><text:a xlink:type="simple" xlink:href="https://brasilescola.uol.com.br/historiab/independencia-brasil.htm" text:style-name="Internet_20_link" text:visited-style-name="Visited_20_Internet_20_Link">n</text:a><text:a xlink:type="simple" xlink:href="https://brasilescola.uol.com.br/historiab/independencia-brasil.htm" text:style-name="Internet_20_link" text:visited-style-name="Visited_20_Internet_20_Link">dependência do Brasil</text:a><text:span text:style-name="T12"> e responsável por divulgar as novas tendências da arte brasileira, isto é, o modernismo, movimento que rompeu com a arte tradicional para criar uma arte moderna, inovadora, independente e nacional. Assim, a</text:span><text:span text:style-name="Strong_20_Emphasis"><text:span text:style-name="T13"> criadora da tela </text:span></text:span><text:span text:style-name="Strong_20_Emphasis"><text:span text:style-name="Emphasis"><text:span text:style-name="T13">O homem amarelo</text:span></text:span></text:span><text:span text:style-name="Strong_20_Emphasis"><text:span text:style-name="T13"> teve seu auge no modernismo</text:span></text:span><text:span text:style-name="T12">, mas, com a maturidade artística, optou por fazer uma arte mais espontânea, com temática pautada na cultura popular, até a sua morte, em 6 de novembro de 1964.</text:span></text:p>
      <text:p text:style-name="P10"><text:span text:style-name="T111"/></text:p>
      <text:p text:style-name="P8"><text:span text:style-name="T14">2-</text:span><text:span text:style-name="T20">Candido Portinari</text:span><text:a xlink:type="simple" xlink:href="https://pt.wikipedia.org/wiki/Rio_de_Janeiro_(cidade)" text:style-name="Internet_20_link" text:visited-style-name="Visited_20_Internet_20_Link"><text:span text:style-name="T31">Rio de Janeiro</text:span></text:a><text:span text:style-name="T14">, </text:span><text:a xlink:type="simple" xlink:href="https://pt.wikipedia.org/wiki/6_de_fevereiro" text:style-name="Internet_20_link" text:visited-style-name="Visited_20_Internet_20_Link"><text:span text:style-name="T31">6 de fevereiro</text:span></text:a><text:span text:style-name="T14"> de </text:span><text:a xlink:type="simple" xlink:href="https://pt.wikipedia.org/wiki/1962" text:style-name="Internet_20_link" text:visited-style-name="Visited_20_Internet_20_Link"><text:span text:style-name="T31">1962</text:span></text:a><text:span text:style-name="T14">) foi um </text:span><text:a xlink:type="simple" xlink:href="https://pt.wikipedia.org/wiki/Artista_plástico" text:style-name="Internet_20_link" text:visited-style-name="Visited_20_Internet_20_Link"><text:span text:style-name="T31">artista plástico</text:span></text:a><text:span text:style-name="T14"> </text:span><text:a xlink:type="simple" xlink:href="https://pt.wikipedia.org/wiki/Brasil" text:style-name="Internet_20_link" text:visited-style-name="Visited_20_Internet_20_Link"><text:span text:style-name="T31">brasileiro</text:span></text:a><text:span text:style-name="T14">. O Projeto Portinari possui em seu acervo documental, os principais documentos de identidade pessoais do pintor. Em nenhum deles figura o sobrenome “Torquato”. Certidão de Nascimento, Atestado de Óbito, Certidão de Casamento, Registro de Identidade, todos os passaportes, etc., registram o seu nome completo como apenas “Candido Portinari”.</text:span><text:bookmark text:name="cite_ref-candido_2-1"/><text:a xlink:type="simple" xlink:href="https://pt.wikipedia.org/wiki/Candido_Portinari#cite_note-candido-2" text:style-name="Internet_20_link" text:visited-style-name="Visited_20_Internet_20_Link"><text:span text:style-name="T31">[1]</text:span></text:a></text:p>
      <text:p text:style-name="P5"><text:span text:style-name="T12">Portinari pintou mais de cinco mil obras, de pequenos esboços e pinturas de proporções padrão, como </text:span><text:a xlink:type="simple" xlink:href="https://pt.wikipedia.org/wiki/O_Lavrador_de_Café" text:style-name="Internet_20_link" text:visited-style-name="Visited_20_Internet_20_Link"><text:span text:style-name="T33">O Lavrador de Café</text:span></text:a><text:span text:style-name="T12">, até gigantescos </text:span><text:a xlink:type="simple" xlink:href="https://pt.wikipedia.org/wiki/Pintura_mural" text:style-name="Internet_20_link" text:visited-style-name="Visited_20_Internet_20_Link"><text:span text:style-name="T30">murais</text:span></text:a><text:span text:style-name="T12">, como os painéis </text:span><text:a xlink:type="simple" xlink:href="https://pt.wikipedia.org/wiki/Guerra_e_Paz_(Candido_Portinari)" text:style-name="Internet_20_link" text:visited-style-name="Visited_20_Internet_20_Link"><text:span text:style-name="T33">Guerra e Paz</text:span></text:a><text:span text:style-name="T12">, presenteados à sede da </text:span><text:a xlink:type="simple" xlink:href="https://pt.wikipedia.org/wiki/ONU" text:style-name="Internet_20_link" text:visited-style-name="Visited_20_Internet_20_Link"><text:span text:style-name="T30">ONU</text:span></text:a><text:span text:style-name="T12"> em </text:span><text:a xlink:type="simple" xlink:href="https://pt.wikipedia.org/wiki/Nova_Iorque" text:style-name="Internet_20_link" text:visited-style-name="Visited_20_Internet_20_Link"><text:span text:style-name="T30">Nova Iorque</text:span></text:a><text:span text:style-name="T12"> em </text:span><text:a xlink:type="simple" xlink:href="https://pt.wikipedia.org/wiki/1956" text:style-name="Internet_20_link" text:visited-style-name="Visited_20_Internet_20_Link"><text:span text:style-name="T30">1956</text:span></text:a><text:span text:style-name="T12">,</text:span><text:bookmark text:name="cite_ref-UOL_-_Educação_3-0"/><text:a xlink:type="simple" xlink:href="https://pt.wikipedia.org/wiki/Candido_Portinari#cite_note-UOL_-_Educação-3" text:style-name="Internet_20_link" text:visited-style-name="Visited_20_Internet_20_Link"><text:span text:style-name="T30">[2]</text:span></text:a><text:span text:style-name="T12"> e que, em dezembro de </text:span><text:a xlink:type="simple" xlink:href="https://pt.wikipedia.org/wiki/2010" text:style-name="Internet_20_link" text:visited-style-name="Visited_20_Internet_20_Link"><text:span text:style-name="T30">2010</text:span></text:a><text:span text:style-name="T12">, graças aos esforços de seu </text:span><text:a xlink:type="simple" xlink:href="https://pt.wikipedia.org/wiki/João_Candido_Portinari" text:style-name="Internet_20_link" text:visited-style-name="Visited_20_Internet_20_Link"><text:span text:style-name="T30">filho</text:span></text:a><text:span text:style-name="T12">, retornaram para exibição no </text:span><text:a xlink:type="simple" xlink:href="https://pt.wikipedia.org/wiki/Teatro_Municipal_do_Rio_de_Janeiro" text:style-name="Internet_20_link" text:visited-style-name="Visited_20_Internet_20_Link"><text:span text:style-name="T30">Teatro Municipal do Rio de Janeiro</text:span></text:a><text:span text:style-name="T12">.</text:span></text:p>
      <text:p text:style-name="P6"><text:span text:style-name="T110">Portinari é considerado um dos mais importantes pintores brasileiros de todos os tempos, sendo o pintor brasileiro a alcançar maior projeção internacional.</text:span></text:p>
      <text:p text:style-name="P6"><text:span text:style-name="T111"><text:s text:c="6"/></text:span></text:p>
      <text:p text:style-name="P8"><text:span text:style-name="T14">3-</text:span><text:span text:style-name="T19">Emiliano Augusto Cavalcanti de Albuquerque Melo</text:span><text:span text:style-name="T12">, mais conhecido como </text:span><text:span text:style-name="T19">Di Cavalcanti</text:span><text:span text:style-name="T12"> (</text:span><text:a xlink:type="simple" xlink:href="https://pt.wikipedia.org/wiki/Rio_de_Janeiro_(cidade)" text:style-name="Internet_20_link" text:visited-style-name="Visited_20_Internet_20_Link"><text:span text:style-name="T30">Rio de Janeiro</text:span></text:a><text:span text:style-name="T12">, </text:span><text:a xlink:type="simple" xlink:href="https://pt.wikipedia.org/wiki/6_de_setembro" text:style-name="Internet_20_link" text:visited-style-name="Visited_20_Internet_20_Link"><text:span text:style-name="T30">6 de setembro</text:span></text:a><text:span text:style-name="T12"> de </text:span><text:a xlink:type="simple" xlink:href="https://pt.wikipedia.org/wiki/1897" text:style-name="Internet_20_link" text:visited-style-name="Visited_20_Internet_20_Link"><text:span text:style-name="T30">1897</text:span></text:a><text:span text:style-name="T12"> — Rio de Janeiro, </text:span><text:a xlink:type="simple" xlink:href="https://pt.wikipedia.org/wiki/26_de_outubro" text:style-name="Internet_20_link" text:visited-style-name="Visited_20_Internet_20_Link"><text:span text:style-name="T30">26 de outubro</text:span></text:a><text:span text:style-name="T12"> de </text:span><text:a xlink:type="simple" xlink:href="https://pt.wikipedia.org/wiki/1976" text:style-name="Internet_20_link" text:visited-style-name="Visited_20_Internet_20_Link"><text:span text:style-name="T30">1976</text:span></text:a><text:span text:style-name="T12">), foi um </text:span><text:a xlink:type="simple" xlink:href="https://pt.wikipedia.org/wiki/Pintura" text:style-name="Internet_20_link" text:visited-style-name="Visited_20_Internet_20_Link"><text:span text:style-name="T30">pintor</text:span></text:a><text:span text:style-name="T12"> </text:span><text:a xlink:type="simple" xlink:href="https://pt.wikipedia.org/wiki/Modernismo_no_Brasil" text:style-name="Internet_20_link" text:visited-style-name="Visited_20_Internet_20_Link"><text:span text:style-name="T30">modernista</text:span></text:a><text:span text:style-name="T12">, </text:span><text:a xlink:type="simple" xlink:href="https://pt.wikipedia.org/wiki/Desenho" text:style-name="Internet_20_link" text:visited-style-name="Visited_20_Internet_20_Link"><text:span text:style-name="T30">desenhista</text:span></text:a><text:span text:style-name="T12">, </text:span><text:a xlink:type="simple" xlink:href="https://pt.wikipedia.org/wiki/Ilustração" text:style-name="Internet_20_link" text:visited-style-name="Visited_20_Internet_20_Link"><text:span text:style-name="T30">ilustrador</text:span></text:a><text:span text:style-name="T12">, muralista e </text:span><text:a xlink:type="simple" xlink:href="https://pt.wikipedia.org/wiki/Caricatura" text:style-name="Internet_20_link" text:visited-style-name="Visited_20_Internet_20_Link"><text:span text:style-name="T30">caricaturista</text:span></text:a><text:span text:style-name="T12"> </text:span><text:a xlink:type="simple" xlink:href="https://pt.wikipedia.org/wiki/Brasil" text:style-name="Internet_20_link" text:visited-style-name="Visited_20_Internet_20_Link"><text:span text:style-name="T30">brasileiro</text:span></text:a><text:span text:style-name="T12">. Sua arte contribuiu significativamente para distinguir a arte brasileira de outros movimentos artísticos de sua época, através de suas reconhecidas cores vibrantes, formas sinuosas e temas tipicamente brasileiros como carnaval, mulatas e tropicalismos em geral.</text:span></text:p>
      <text:p text:style-name="P5"><text:span text:style-name="T12">Di Cavalcanti é, juntamente com outros grandes nomes da pintura como </text:span><text:a xlink:type="simple" xlink:href="https://pt.wikipedia.org/wiki/Anita_Malfatti" text:style-name="Internet_20_link" text:visited-style-name="Visited_20_Internet_20_Link"><text:span text:style-name="T30">Anita Malfatti</text:span></text:a><text:span text:style-name="T12"> e </text:span><text:a xlink:type="simple" xlink:href="https://pt.wikipedia.org/wiki/Tarsila_do_Amaral" text:style-name="Internet_20_link" text:visited-style-name="Visited_20_Internet_20_Link"><text:span text:style-name="T30">Tarsila do Amaral</text:span></text:a><text:span text:style-name="T12">,</text:span><text:bookmark text:name="cite_ref-1"/><text:a xlink:type="simple" xlink:href="https://pt.wikipedia.org/wiki/Di_Cavalcanti#cite_note-1" text:style-name="Internet_20_link" text:visited-style-name="Visited_20_Internet_20_Link"><text:span text:style-name="T30">[1]</text:span></text:a><text:span text:style-name="T12"> um dos mais ilustres representantes do modernismo brasileiro.</text:span></text:p>
      <text:p text:style-name="P4"><text:span text:style-name="T12">Suas principais obras são: Samba, 1925; </text:span><text:a xlink:type="simple" xlink:href="https://pt.wikipedia.org/wiki/Cinco_moças_de_Guaratinguetá" text:style-name="Internet_20_link" text:visited-style-name="Visited_20_Internet_20_Link">Cinco moças de Guaratinguetá</text:a><text:span text:style-name="T15">,</text:span><text:span text:style-name="T12"> 1930; </text:span><text:a xlink:type="simple" xlink:href="https://pt.wikipedia.org/w/index.php?title=Músicos,_1923&amp;action=edit&amp;redlink=1" text:style-name="Internet_20_link" text:visited-style-name="Visited_20_Internet_20_Link"><text:span text:style-name="T30">Músicos, 1923</text:span></text:a><text:span text:style-name="T12">; Mangue 1929; Pierrete 1924; Pierrot, 1924, entre outras.</text:span></text:p>
      <text:p text:style-name="P9"><text:span text:style-name="T1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Raleway" svg:font-family="Raleway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2:42:20.010347533</meta:creation-date>
    <dc:date>2020-11-06T12:48:50.864779798</dc:date>
    <meta:editing-duration>PT6M31S</meta:editing-duration>
    <meta:editing-cycles>1</meta:editing-cycles>
    <meta:document-statistic meta:table-count="0" meta:image-count="0" meta:object-count="0" meta:page-count="1" meta:paragraph-count="10" meta:word-count="439" meta:character-count="2818" meta:non-whitespace-character-count="2381"/>
    <meta:generator>LibreOffice/6.4.6.2$Linux_X86_64 LibreOffice_project/40$Build-2</meta:generator>
  </office:meta>
</office:document-meta>
</file>